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949" officeooo:paragraph-rsid="00015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Bugs hittade två fel</text:p>
      <text:p text:style-name="P1"/>
      <text:p text:style-name="P1">Dead store to ts in rougelikeLibrary.TurnSystemTests.testTurnCharacterPlacedInMap()</text:p>
      <text:p text:style-name="P1"/>
      <text:p text:style-name="P1">Dead store to ts in rougelikeLibrary.TurnSystemTests.testTurnCharacterPlacedInMa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30:52.331000000</meta:creation-date>
    <dc:date>2017-10-25T11:36:09.731000000</dc:date>
    <meta:editing-duration>PT5M19S</meta:editing-duration>
    <meta:editing-cycles>1</meta:editing-cycles>
    <meta:document-statistic meta:table-count="0" meta:image-count="0" meta:object-count="0" meta:page-count="1" meta:paragraph-count="3" meta:word-count="16" meta:character-count="190" meta:non-whitespace-character-count="177"/>
    <meta:generator>LibreOffice/5.4.2.2$Windows_X86_64 LibreOffice_project/22b09f6418e8c2d508a9eaf86b2399209b0990f4</meta:generator>
  </office:meta>
</office:document-meta>
</file>